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calcext:conditional-formats>
          <calcext:conditional-format calcext:target-range-address="Sheet1.A1:Sheet1.A4">
            <calcext:condition calcext:apply-style-name="Good" calcext:value="contains-text(&quot;test&quot;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5:25:21.682133112</meta:creation-date>
    <dc:date>2018-07-14T15:26:36.532155281</dc:date>
    <meta:editing-duration>PT1M20S</meta:editing-duration>
    <meta:editing-cycles>1</meta:editing-cycles>
    <meta:document-statistic meta:table-count="1" meta:cell-count="4" meta:object-count="0"/>
    <meta:generator>LibreOfficeDev/6.2.0.0.alpha0$Linux_X86_64 LibreOffice_project/3eba235d8e67b70debcfeaaaec97d0eeb6fa65cc</meta:generator>
  </office:meta>
</office:document-meta>
</file>